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Horizontal_20_Line">
      <style:paragraph-properties fo:margin-top="0cm" fo:margin-bottom="0.247cm" style:contextual-spacing="false" fo:line-height="115%"/>
    </style:style>
    <style:style style:name="P8" style:family="paragraph" style:parent-style-name="Text_20_body">
      <style:paragraph-properties fo:margin-top="0cm" fo:margin-bottom="0.247cm" style:contextual-spacing="false" fo:line-height="115%"/>
    </style:style>
    <style:style style:name="P9" style:family="paragraph" style:parent-style-name="Heading_20_3">
      <style:paragraph-properties fo:margin-top="0cm" fo:margin-bottom="0.247cm" style:contextual-spacing="false" fo:line-height="115%"/>
    </style:style>
    <style:style style:name="P10" style:family="paragraph" style:parent-style-name="Text_20_body">
      <style:text-properties officeooo:paragraph-rsid="000eccd1"/>
    </style:style>
    <style:style style:name="P11" style:family="paragraph" style:parent-style-name="Text_20_body">
      <style:text-properties officeooo:paragraph-rsid="00106ab1"/>
    </style:style>
    <style:style style:name="P12" style:family="paragraph" style:parent-style-name="Text_20_body">
      <style:text-properties officeooo:rsid="00123ab0" officeooo:paragraph-rsid="00123ab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8653"/>
    </style:style>
    <style:style style:name="T4" style:family="text">
      <style:text-properties officeooo:rsid="00106ab1"/>
    </style:style>
    <style:style style:name="T5" style:family="text">
      <style:text-properties officeooo:rsid="00125da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ergunta: </text:span><text:span text:style-name="Strong_20_Emphasis"><text:span text:style-name="T1">O que é a Transação Tributária?<text:line-break/></text:span></text:span><text:span text:style-name="Strong_20_Emphasis"><text:span text:style-name="T2">Resposta:</text:span></text:span><text:span text:style-name="Strong_20_Emphasis"><text:span text:style-name="T1"> É um acordo resolutivo de litígio que estabelece os requisitos e as condições para que o Estado de Goiás e os devedores realizem a extinção de litígios relativos à cobrança de créditos da Fazenda Pública Estadual de natureza tributária.</text:span></text:span></text:p>
      <text:p text:style-name="Text_20_body"><text:span text:style-name="Strong_20_Emphasis"><text:span text:style-name="T1"/></text:span></text:p>
      <text:p text:style-name="Text_20_body"><text:span text:style-name="Strong_20_Emphasis">Pergunta:</text:span> Quem pode realizar a transação?<text:line-break/><text:span text:style-name="Strong_20_Emphasis">Resposta:</text:span> O Estado de Goiás, suas autarquias e outras entidades estaduais cuja representação incumba à Procuradoria-Geral do Estado (PGE). A PGE exerce o juízo de conveniência e oportunidade para celebrá-la.</text:p>
      <text:p text:style-name="Text_20_body"/>
      <text:p text:style-name="Text_20_body"><text:span text:style-name="Strong_20_Emphasis">Pergunta:</text:span> Quais débitos podem ser transacionados <text:span text:style-name="T3">no quita goiás</text:span>?<text:line-break/><text:span text:style-name="Strong_20_Emphasis">Resposta:</text:span> A transação abrange créditos tributários de natureza tributária inscritos em dívida ativa. Os requisitos, as condições, as vedações estão previstos na LC n° 197/2024, Portaria n° 55-GAB/2025.</text:p>
      <text:p text:style-name="Text_20_body"/>
      <text:p text:style-name="Text_20_body"><text:span text:style-name="Strong_20_Emphasis">Pergunta:</text:span> Quais são as modalidades da transação <text:span text:style-name="T3">no quita goiás</text:span>?<text:line-break/><text:span text:style-name="Strong_20_Emphasis">Resposta:</text:span> A transação pode ser realizada por adesão, quando o devedor adere aos termos e condições de um edital publicado pela PGE, ou por proposta individual ou conjunta, iniciada pelo devedor ou pelo credor.</text:p>
      <text:p text:style-name="Text_20_body"/>
      <text:p text:style-name="Text_20_body"><text:span text:style-name="Strong_20_Emphasis">Pergunta:</text:span> A transação <text:span text:style-name="T3">tributária</text:span> é um direito do contribuinte?<text:line-break/><text:span text:style-name="Strong_20_Emphasis">Resposta:</text:span> Não. A transação não constitui direito subjetivo do contribuinte, e o deferimento do pedido depende da verificação do cumprimento das exigências regulamentares.</text:p>
      <text:p text:style-name="Text_20_body"><text:span text:style-name="Strong_20_Emphasis"/></text:p>
      <text:p text:style-name="Text_20_body"><text:span text:style-name="Strong_20_Emphasis">Pergunta:</text:span> Quais são os limites de desconto e prazo para a quitação dos débitos?<text:line-break/><text:span text:style-name="Strong_20_Emphasis">Resposta:</text:span> O desconto máximo permitido é de 65% do valor total dos créditos a serem transacionados, e o prazo máximo de quitação é de 120 (cento e vinte) meses.</text:p>
      <text:p text:style-name="Text_20_body"/>
      <text:p text:style-name="Text_20_body"><text:span text:style-name="Strong_20_Emphasis">Pergunta:</text:span> Existem condições mais vantajosas para algum grupo de contribuintes?<text:line-break/><text:span text:style-name="Strong_20_Emphasis">Resposta:</text:span> Sim. Na hipótese de transação que envolva pessoa natural, microempresa (ME) ou empresa de pequeno porte (EPP), ou empresas em recuperação judicial, liquidação judicial, liquidação extrajudicial ou falência, a redução máxima é ampliada para 70% e o prazo máximo de quitação para 145 (cento e quarenta e cinco) meses.</text:p>
      <text:p text:style-name="Text_20_body"/>
      <text:p text:style-name="Text_20_body"><text:span text:style-name="Strong_20_Emphasis">Pergunta:</text:span> Sobre o que incide o desconto?<text:line-break/><text:span text:style-name="Strong_20_Emphasis">Resposta:</text:span> Os descontos são concedidos nas multas, nos juros e nos demais acréscimos legais. É vedado reduzir o montante principal (valor originário) do crédito.</text:p>
      <text:p text:style-name="Text_20_body"/>
      <text:p text:style-name="Text_20_body"><text:soft-page-break/><text:span text:style-name="Strong_20_Emphasis">Pergunta:</text:span> Como é determinado o grau de recuperabilidade da minha dívida?<text:line-break/><text:span text:style-name="Strong_20_Emphasis">Resposta:</text:span> A classificação é feita por segmentação, definida pela Secretaria do Estado da Economia, com base em critérios como a faixa de valor do PAT, o tipo de exequibilidade, a idade do auto de infração, e a situação cadastral.</text:p>
      <text:p text:style-name="Text_20_body"/>
      <text:p text:style-name="Text_20_body"/>
      <text:p text:style-name="Text_20_body"><text:span text:style-name="Strong_20_Emphasis">Pergunta:</text:span> Como é definido se minha dívida é fácil ou difícil de recuperar?<text:line-break/><text:span text:style-name="Strong_20_Emphasis">Resposta:</text:span> A Secretaria da Economia faz essa classificação com base em alguns critérios, como: valor do débito, possibilidade de cobrança, tempo desde a infração e situação do cadastro. </text:p>
      <text:p text:style-name="Text_20_body"/>
      <text:p text:style-name="Text_20_body"><text:span text:style-name="Strong_20_Emphasis">Pergunta:</text:span> Posso utilizar precatórios para amortizar o débito?<text:line-break/><text:span text:style-name="Strong_20_Emphasis">Resposta:</text:span> Sim. A transação pode contemplar a utilização de precatórios do Estado de Goiás, próprios ou terceiros, para amortização do saldo devido pelo transacionado, observadas as condições da lei específica e o edital que deverá trazer tal previsão.</text:p>
      <text:p text:style-name="Text_20_body"/>
      <text:p text:style-name="Text_20_body"><text:span text:style-name="Strong_20_Emphasis">Pergunta:</text:span> Qual é o procedimento para solicitar a adesão (Edital 001/2025)?<text:line-break/><text:span text:style-name="Strong_20_Emphasis">Resposta:</text:span> O contribuinte deve solicitar seu cadastro, através de requerimento endereçado ao e-mail da Procuradoria-Geral do Estado ntt@pge.go.gov.br, para obter a simulação de seus créditos. Após a simulação, o seu pedido é submetido à análise da Procuradoria-Geral do Estado.</text:p>
      <text:p text:style-name="Text_20_body"/>
      <text:p text:style-name="Text_20_body"><text:span text:style-name="Strong_20_Emphasis">Pergunta:</text:span> A partir de quando o acordo é formalizado?<text:line-break/><text:span text:style-name="Strong_20_Emphasis">Resposta:</text:span> O ajuste é formalizado com o preenchimento de requisitos cumulativos: a assinatura do termo eletrônico e o pagamento da parcela única ou da primeira parcela no prazo de seu vencimento.</text:p>
      <text:p text:style-name="Text_20_body"/>
      <text:p text:style-name="Text_20_body"><text:span text:style-name="Strong_20_Emphasis">Pergunta:</text:span> O que acontece se eu tiver processos judiciais em curso?<text:line-break/><text:span text:style-name="Strong_20_Emphasis">Resposta:</text:span> O devedor deve desistir das impugnações ou recursos e renunciar a quaisquer alegações de direito sobre os créditos incluídos na transação. Deve, ainda, requerer a extinção do respectivo processo com resolução de mérito.</text:p>
      <text:p text:style-name="Text_20_body"/>
      <text:p text:style-name="Text_20_body"><text:span text:style-name="Strong_20_Emphasis">Pergunta:</text:span> Se houver depósito judicial, o que devo fazer?<text:line-break/><text:span text:style-name="Strong_20_Emphasis">Resposta:</text:span> Os valores depositados em juízo ou penhorados para garantia do crédito devem ser ofertados no termo de acordo para que sejam abatidos do saldo remanescente. O devedor deve autorizar a conversão desses depósitos em renda. A utilização desses depósitos e bloqueios judiciais para amortização do valor remanescente é obrigatória.</text:p>
      <text:p text:style-name="Text_20_body"/>
      <text:p text:style-name="Text_20_body"><text:span text:style-name="Strong_20_Emphasis">Pergunta:</text:span> A proposta de transação suspende a exigibilidade dos créditos?<text:line-break/><text:span text:style-name="Strong_20_Emphasis">Resposta:</text:span> A proposta de transação não suspende a exigibilidade dos créditos por ela abrangidos nem dos correspondentes acessórios fiscais. A suspensão da exigibilidade somente ocorrerá após <text:soft-page-break/>homologação judicial ou administrativa parcial ou integral da proposta apresentada pelo contribuinte, na modalidade de parcelamento.</text:p>
      <text:p text:style-name="Text_20_body"/>
      <text:p text:style-name="Text_20_body"><text:span text:style-name="Strong_20_Emphasis">Pergunta:</text:span> A transação implica novação da dívida?<text:line-break/><text:span text:style-name="Strong_20_Emphasis">Resposta:</text:span> Não. A celebração da transação não implica a novação dos créditos por ela abrangidos.</text:p>
      <text:p text:style-name="Text_20_body"/>
      <text:p text:style-name="Text_20_body"><text:span text:style-name="Strong_20_Emphasis">Pergunta:</text:span> O que a assinatura do termo implica?<text:line-break/><text:span text:style-name="Strong_20_Emphasis">Resposta:</text:span> A assinatura do termo, mesmo que não haja pagamento imediato, implica confissão irrevogável e irretratável dos débitos abrangidos.</text:p>
      <text:p text:style-name="Text_20_body"/>
      <text:p text:style-name="Text_20_body"><text:span text:style-name="Strong_20_Emphasis">Pergunta:</text:span> Quais créditos são proibidos de serem transacionados?<text:line-break/><text:span text:style-name="Strong_20_Emphasis">Resposta:</text:span> É vedada a transação que envolva débitos não inscritos em dívida ativa, que reduza o montante principal do crédito.</text:p>
      <text:p text:style-name="Text_20_body"/>
      <text:p text:style-name="Text_20_body"><text:span text:style-name="Strong_20_Emphasis">Pergunta:</text:span> Quais são as principais causas de rescisão da transação?<text:line-break/><text:span text:style-name="Strong_20_Emphasis">Resposta:</text:span> As causas incluem o descumprimento das condições e compromissos assumidos, a constatação de ato tendente ao esvaziamento patrimonial para fraudar o cumprimento, e o atraso no pagamento de mais de 3 (três) parcelas, sucessivas ou não.</text:p>
      <text:p text:style-name="Text_20_body"/>
      <text:p text:style-name="Text_20_body"><text:span text:style-name="Strong_20_Emphasis">Pergunta:</text:span> Se eu questionar a transação na Justiça, ela será rescindida?<text:line-break/><text:span text:style-name="Strong_20_Emphasis">Resposta:</text:span> Sim. Qualquer questionamento judicial sobre a matéria transacionada e sobre a própria transação é causa de rescisão.</text:p>
      <text:p text:style-name="Text_20_body"/>
      <text:p text:style-name="Text_20_body"><text:span text:style-name="Strong_20_Emphasis">Pergunta:</text:span> O que acontece após a rescisão?<text:line-break/><text:span text:style-name="Strong_20_Emphasis">Resposta:</text:span> A rescisão implica o afastamento dos benefícios concedidos e a cobrança integral das dívidas. Além disso, o contribuinte fica proibido de formalizar nova transação pelo prazo de 2 (dois) anos da data da rescisão, mesmo que regularize os débitos pendentes.</text:p>
      <text:p text:style-name="Text_20_body"/>
      <text:p text:style-name="Text_20_body"><text:span text:style-name="Strong_20_Emphasis">Pergunta:</text:span> Posso contestar a rescisão?<text:line-break/><text:span text:style-name="Strong_20_Emphasis">Resposta:</text:span> Sim. O devedor será notificado da decisão e poderá impugnar o ato, tendo garantidos o contraditório e ampla defesa, no prazo de 15 dias úteis contados da ciência do ato ou regularização durante o prazo concedido para impugnação.</text:p>
      <text:p text:style-name="Text_20_body"/>
      <text:p text:style-name="Text_20_body"><text:span text:style-name="Strong_20_Emphasis">Pergunta:</text:span> Cabe recurso contra ato que decide a impugnação à rescisão?<text:line-break/><text:span text:style-name="Strong_20_Emphasis">Resposta:</text:span> Sim. O devedor será notificado da decisão que aprecia a impugnação à rescisão por meio eletrônico, sendo-lhe facultado interpor recurso administrativo no prazo de 15 dias úteis com efeito suspensivo.</text:p>
      <text:p text:style-name="Text_20_body"/>
      <text:p text:style-name="Text_20_body"><text:soft-page-break/><text:span text:style-name="Strong_20_Emphasis">Pergunta:</text:span> Qual é o primeiro passo para aderir à transação?<text:line-break/><text:span text:style-name="Strong_20_Emphasis">Resposta:</text:span> O contribuinte que deseja obter a simulação de seus créditos aptos a serem transacionados deve solicitar seu cadastro, com o preenchimento de formulário disponibilizado no site da PGE e reunião dos documentos exigidos.</text:p>
      <text:p text:style-name="Text_20_body"><text:span text:style-name="Strong_20_Emphasis">Pergunta:</text:span> Qual o canal de comunicação oficial?<text:line-break/><text:span text:style-name="Strong_20_Emphasis">Resposta:</text:span> TODAS as comunicações entre a PGE e os contribuintes serão realizadas através do e-mail <text:a xlink:type="simple" xlink:href="mailto:ntt@pge.go.gov.br" text:style-name="Internet_20_link" text:visited-style-name="Visited_20_Internet_20_Link">ntt@pge.go.gov.br</text:a>.</text:p>
      <text:p text:style-name="Text_20_body"/>
      <text:p text:style-name="Text_20_body"><text:span text:style-name="Strong_20_Emphasis">Pergunta:</text:span> Quais dados devo enviar se eu for Pessoa Física?<text:line-break/><text:span text:style-name="Strong_20_Emphasis">Resposta:</text:span> O solicitante pessoa física deve encaminhar, para o e-mail ntt@pge.go.gov.br, os seguintes dados e documentos: Formulário com os seguintes dados: nome, CPF, endereço, e-mail e telefone. Documentos: Documento oficial de identificação (CI/CPF) e comprovante de endereço.</text:p>
      <text:p text:style-name="Text_20_body"/>
      <text:p text:style-name="Text_20_body"><text:span text:style-name="Strong_20_Emphasis">Pergunta:</text:span> Quais dados devo enviar se eu for Pessoa Jurídica?<text:line-break/><text:span text:style-name="Strong_20_Emphasis">Resposta:</text:span> O solicitante pessoa jurídica deve encaminhar, para o e-mail ntt@pge.go.gov.br, os seguintes dados e documentos: Formulário com os seguintes dados: nome, CPF do solicitante, e-mail e telefone. Documentos: Documento oficial de identificação, comprovante de endereço, contrato social, certidão atualizada da JUCEG e, se houver, procuração ou quaisquer outros documentos que comprovem a representação da pessoa jurídica.</text:p>
      <text:p text:style-name="Text_20_body"/>
      <text:p text:style-name="Text_20_body"><text:span text:style-name="Strong_20_Emphasis">Pergunta:</text:span> O que acontece se a documentação estiver incompleta?<text:line-break/><text:span text:style-name="Strong_20_Emphasis">Resposta:</text:span> Em caso de insuficiência de documentos enviados, a equipe da PGE entrará em contato via e-mail para que seja providenciada a complementação na documentação.</text:p>
      <text:p text:style-name="Text_20_body"/>
      <text:p text:style-name="Text_20_body"><text:span text:style-name="Strong_20_Emphasis">Pergunta:</text:span> Qual é o prazo para solicitar a adesão?<text:line-break/><text:span text:style-name="Strong_20_Emphasis">Resposta:</text:span> O contribuinte deverá realizar a adesão à proposta da PGE no período de vigência do edital da transação.</text:p>
      <text:p text:style-name="Text_20_body"/>
      <text:p text:style-name="Text_20_body"><text:span text:style-name="Strong_20_Emphasis">Pergunta:</text:span> Como recebo a simulação dos meus débitos?<text:line-break/><text:span text:style-name="Strong_20_Emphasis">Resposta:</text:span> Após o cadastro ser formalizado, o contribuinte ou seu representante legal receberá, por e-mail, a simulação contendo todos os créditos tributários aptos a serem transacionados e as respectivas condições de pagamento.</text:p>
      <text:p text:style-name="Text_20_body"/>
      <text:p text:style-name="Text_20_body"><text:span text:style-name="Strong_20_Emphasis">Pergunta:</text:span> Posso escolher quais débitos transacionar?<text:line-break/><text:span text:style-name="Strong_20_Emphasis">Resposta:</text:span> Sim. O contribuinte poderá selecionar os créditos que pretende transacionar. A seleção dos débitos é de livre escolha do devedor, desde que se enquadrem nas condições previstas no Edital.</text:p>
      <text:p text:style-name="Text_20_body"/>
      <text:p text:style-name="Text_20_body"><text:soft-page-break/><text:span text:style-name="Strong_20_Emphasis">Pergunta:</text:span> Posso pedir a revisão da classificação (pontuação) dos meus créditos?<text:line-break/><text:span text:style-name="Strong_20_Emphasis">Resposta:</text:span> Sim. O contribuinte poderá apresentar um pedido de revisão quanto à pontuação dos seus créditos, ou indicar créditos que não apareceram na simulação enviada. Este pedido deve ser feito através do e-mail ntf@pge.go.gov.br, utilizando um formulário-padrão e anexando documentos comprobatórios.</text:p>
      <text:p text:style-name="Text_20_body"/>
      <text:p text:style-name="Text_20_body"><text:span text:style-name="Strong_20_Emphasis">Pergunta:</text:span> O que ocorre após eu selecionar os créditos que tenho interesse em negociar?<text:line-break/><text:span text:style-name="Strong_20_Emphasis">Resposta:</text:span> O seu pedido é analisado pela PGE, que avaliará se houve o cumprimento das obrigações e não se enquadra em nenhuma das vedações para transação.</text:p>
      <text:p text:style-name="Text_20_body"/>
      <text:p text:style-name="Text_20_body"><text:span text:style-name="Strong_20_Emphasis">Pergunta:</text:span> Como formalizo a transação após escolher os débitos?<text:line-break/><text:span text:style-name="Strong_20_Emphasis">Resposta:</text:span> A formalização se dá mediante a assinatura do termo de transação pelo contribuinte, seus representantes ou procuradores.</text:p>
      <text:p text:style-name="Text_20_body"/>
      <text:p text:style-name="Text_20_body"><text:span text:style-name="Strong_20_Emphasis">Pergunta:</text:span> Qual procedimento devo seguir para solicitar o Termo de Transação?<text:line-break/><text:span text:style-name="Strong_20_Emphasis">Resposta:</text:span> Após a análise do pedido de transação pela PGE, o contribuinte deverá enviar para o e-mail ntt@pge.go.gov.br:</text:p>
      <text:list text:style-name="L1">
        <text:list-item>
          <text:p text:style-name="P1">A seleção dos créditos tributários (processos administrativos tributários) que pretende transacionar; e </text:p>
        </text:list-item>
        <text:list-item>
          <text:p text:style-name="P2">Informar a quantidade de parcelas.<text:line-break/>Feito isso, a PGE disponibilizará o termo. </text:p>
          <text:p text:style-name="P2"/>
        </text:list-item>
      </text:list>
      <text:p text:style-name="Text_20_body"><text:span text:style-name="Strong_20_Emphasis">Pergunta:</text:span> Como é feita a assinatura do Termo?<text:line-break/><text:span text:style-name="Strong_20_Emphasis">Resposta:</text:span> O termo de transação será recebido pelo e-mail cadastrado e, no caso de aprovação, deverá ser assinado eletronicamente por meio de certificado digital ou do GOV.BR.</text:p>
      <text:p text:style-name="Text_20_body"/>
      <text:p text:style-name="Text_20_body"><text:span text:style-name="Strong_20_Emphasis">Pergunta:</text:span> Posso assinar presencialmente?<text:line-break/><text:span text:style-name="Strong_20_Emphasis">Resposta:</text:span> Sim. Se o contribuinte preferir, após receber a análise do seu pedido, poderá solicitar o agendamento de reunião presencial na Procuradoria-Geral do Estado, através do e-mail ntt@pge.go.gov.br, momento em que poderá selecionar os créditos e assinar o respectivo termo.</text:p>
      <text:p text:style-name="Text_20_body"/>
      <text:p text:style-name="Text_20_body"><text:span text:style-name="Strong_20_Emphasis">Pergunta:</text:span> O que a assinatura do termo implica?<text:line-break/><text:span text:style-name="Strong_20_Emphasis">Resposta:</text:span> A assinatura do termo implica confissão irrevogável e irretratável dos débitos abrangidos, nos termos do CPC, ainda que o pagamento da primeira parcela não seja realizado.</text:p>
      <text:p text:style-name="Text_20_body"/>
      <text:p text:style-name="Text_20_body"><text:span text:style-name="Strong_20_Emphasis">Pergunta:</text:span> O que devo informar obrigatoriamente na etapa de adesão?<text:line-break/><text:span text:style-name="Strong_20_Emphasis">Resposta:</text:span> Na etapa de adesão, o devedor deve informar através do e-mail ntt@pge.go.gov.br os documentos comprobatórios:</text:p>
      <text:list text:style-name="L2">
        <text:list-item>
          <text:p text:style-name="P3">Os débitos a serem incluídos nas execuções fiscais ou ações judiciais relacionadas; e </text:p>
        </text:list-item>
        <text:list-item>
          <text:p text:style-name="P4"><text:soft-page-break/>A existência (ou não) de depósitos judiciais ou outras garantias nas ações.</text:p>
        </text:list-item>
      </text:list>
      <text:p text:style-name="Text_20_body"/>
      <text:p text:style-name="Text_20_body"><text:span text:style-name="Strong_20_Emphasis">Pergunta:</text:span> Quando o ajuste de transação é considerado formalizado?<text:line-break/><text:span text:style-name="Strong_20_Emphasis">Resposta:</text:span> O ajuste é formalizado com o preenchimento de requisitos cumulativos:</text:p>
      <text:list text:style-name="L3">
        <text:list-item>
          <text:p text:style-name="P5">Assinatura do termo eletrônico; </text:p>
        </text:list-item>
        <text:list-item>
          <text:p text:style-name="P6">Pagamento da parcela única ou da primeira parcela no prazo de seu vencimento. </text:p>
          <text:p text:style-name="P6"/>
        </text:list-item>
      </text:list>
      <text:p text:style-name="Text_20_body"><text:span text:style-name="Strong_20_Emphasis">Pergunta:</text:span> Como recebo o documento para pagamento (DARE)?<text:line-break/><text:span text:style-name="Strong_20_Emphasis">Resposta:</text:span> Após a assinatura do termo de transação, o contribuinte receberá o DARE (Documento de Arrecadação de Receitas Estaduais) via e-mail para pagamento. Os DAREs dos meses subsequentes poderão ser gerados pelo contribuinte através de link disponibilizado no edital da transação.</text:p>
      <text:p text:style-name="Text_20_body"/>
      <text:p text:style-name="Text_20_body"><text:span text:style-name="Strong_20_Emphasis">Pergunta:</text:span> Qual o prazo para pagar a primeira parcela?<text:line-break/><text:span text:style-name="Strong_20_Emphasis">Resposta:</text:span> O vencimento das parcelas ocorre no dia 25 de cada mês, mas a primeira parcela deve ser quitada até o 5º (quinto) dia útil contado da data de sua geração, respeitando o limite do último dia útil do mês correspondente.</text:p>
      <text:p text:style-name="Text_20_body"/>
      <text:p text:style-name="Text_20_body"><text:span text:style-name="Strong_20_Emphasis">Pergunta:</text:span> O que acontece se eu não pagar a primeira parcela no prazo?<text:line-break/><text:span text:style-name="Strong_20_Emphasis">Resposta:</text:span> O não pagamento da parcela única ou da primeira parcela no prazo de vencimento enseja a não celebração do acordo de transação, não se operando nenhum efeito jurídico, embora a assinatura do termo já implique a confissão irrevogável e irretratável dos débitos.</text:p>
      <text:p text:style-name="Text_20_body"/>
      <text:p text:style-name="Text_20_body">--</text:p>
      <text:p text:style-name="Text_20_body"/>
      <text:p text:style-name="Text_20_body">Pergunta: O que é a Transação Tributária? Resposta: É um <text:span text:style-name="Strong_20_Emphasis">acordo</text:span> firmado entre o Estado de Goiás (representado pela Procuradoria-Geral do Estado - PGE) e você, contribuinte, para <text:span text:style-name="Strong_20_Emphasis">resolver e encerrar disputas</text:span> relativas à cobrança de <text:span text:style-name="Strong_20_Emphasis">dívidas tributárias</text:span> que já estão inscritas em Dívida Ativa.</text:p>
      <text:p text:style-name="Text_20_body"/>
      <text:p text:style-name="Text_20_body">Pergunta: Quem pode fazer este acordo? Resposta: Podem realizar a transação o Estado de Goiás, suas autarquias e outras entidades estaduais, representados pela PGE, e os devedores (você ou sua empresa).</text:p>
      <text:p text:style-name="Text_20_body"/>
      <text:p text:style-name="Text_20_body">Pergunta: A Transação é um direito que eu tenho? Resposta: <text:span text:style-name="Strong_20_Emphasis">Não.</text:span> A transação não é um direito garantido do contribuinte. O Estado de Goiás (PGE) fará um juízo de conveniência e oportunidade e o deferimento do pedido dependerá da verificação de que você cumpriu todas as exigências previstas nas regras.</text:p>
      <text:p text:style-name="Text_20_body"><text:soft-page-break/></text:p>
      <text:p text:style-name="Text_20_body">Pergunta: Quais dívidas eu posso incluir no acordo? Resposta: A transação abrange <text:span text:style-name="Strong_20_Emphasis">créditos tributários</text:span> que estão <text:span text:style-name="Strong_20_Emphasis">inscritos em Dívida Ativa</text:span> do Estado de Goiás. No caso específico do Edital nº 01/2025, o foco são dívidas inscritas de valor remanescente <text:span text:style-name="Strong_20_Emphasis">superior a R$ 500.000,00</text:span> (quinhentos mil reais).</text:p>
      <text:p text:style-name="Text_20_body"/>
      <text:p text:style-name="Text_20_body">Pergunta: Posso escolher quais dívidas incluir? Resposta: <text:span text:style-name="Strong_20_Emphasis">Sim</text:span>. Você pode selecionar os débitos que deseja transacionar, exercendo a livre escolha, desde que eles se enquadrem nas regras e nos objetos previstos no Edital.</text:p>
      <text:p text:style-name="P7"/>
      <text:p text:style-name="P8"/>
      <text:p text:style-name="P8"/>
      <text:p text:style-name="Text_20_body">Pergunta: O que significa o "grau de recuperabilidade" da minha dívida? Resposta: É uma classificação feita pela Secretaria de Estado da Economia para medir se a sua dívida é <text:span text:style-name="Strong_20_Emphasis">fácil ou difícil de ser cobrada</text:span> pelo Estado. Essa classificação usa critérios como a faixa de valor da dívida, a idade do auto de infração e a situação cadastral.</text:p>
      <text:p text:style-name="Text_20_body"/>
      <text:p text:style-name="Text_20_body">Pergunta: Qual é o desconto máximo que posso conseguir e por quanto tempo posso parcelar? Resposta: O desconto máximo geral é de <text:span text:style-name="Strong_20_Emphasis">65%</text:span> do valor total dos créditos a serem negociados, e o prazo máximo de quitação é de <text:span text:style-name="Strong_20_Emphasis">120 meses</text:span> (10 anos).</text:p>
      <text:p text:style-name="Text_20_body"/>
      <text:p text:style-name="Text_20_body">Pergunta: Existem benefícios maiores para pessoas físicas ou pequenas empresas? Resposta: <text:span text:style-name="Strong_20_Emphasis">Sim</text:span>. Se você for <text:span text:style-name="Strong_20_Emphasis">pessoa física</text:span> (incluindo Microempreendedor Individual - MEI), <text:span text:style-name="Strong_20_Emphasis">microempresa (ME)</text:span>, <text:span text:style-name="Strong_20_Emphasis">empresa de pequeno porte (EPP)</text:span>, ou uma empresa em <text:span text:style-name="Strong_20_Emphasis">recuperação judicial ou falência</text:span>, o desconto máximo pode chegar a <text:span text:style-name="Strong_20_Emphasis">70%</text:span>, e o prazo máximo de quitação aumenta para <text:span text:style-name="Strong_20_Emphasis">145 meses</text:span>.</text:p>
      <text:p text:style-name="Text_20_body"/>
      <text:p text:style-name="Text_20_body">Pergunta: O desconto é sobre o valor total da dívida, incluindo o imposto original? Resposta: <text:span text:style-name="Strong_20_Emphasis">Não</text:span>. É importante saber que a transação não pode reduzir o <text:span text:style-name="Strong_20_Emphasis">montante principal</text:span> (o valor original do tributo). Os descontos são aplicados somente sobre as <text:span text:style-name="Strong_20_Emphasis">multas, juros e outros acréscimos legais</text:span>.</text:p>
      <text:p text:style-name="Text_20_body"/>
      <text:p text:style-name="Text_20_body">Pergunta: Posso usar precatórios para pagar a dívida? Resposta: <text:span text:style-name="Strong_20_Emphasis">Sim</text:span>. A transação pode prever a utilização de precatórios do Estado de Goiás, sejam seus ou de terceiros, para amortizar o saldo devedor negociado, desde que observadas as condições específicas da lei e do edital.</text:p>
      <text:p text:style-name="Text_20_body"/>
      <text:p text:style-name="P7"/>
      <text:p text:style-name="Text_20_body">Pergunta: Quais dívidas são proibidas de entrar na transação? Resposta: São vedadas, por exemplo: 1) Dívidas que <text:span text:style-name="Strong_20_Emphasis">não estão inscritas em Dívida Ativa</text:span>. 2) Dívidas em que o acordo <text:span text:style-name="Strong_20_Emphasis">reduza o valor principal</text:span> (o imposto original). 3) Dívidas que já estão totalmente garantidas por depósito, seguro ou fiança, e o Estado já ganhou a discussão na Justiça com decisão final (<text:span text:style-name="Emphasis">trânsito em julgado</text:span>).</text:p>
      <text:p text:style-name="Text_20_body"><text:soft-page-break/></text:p>
      <text:p text:style-name="Text_20_body">Pergunta: Eu sou obrigado a incluir depósitos judiciais que fiz nos processos? Resposta: <text:span text:style-name="Strong_20_Emphasis">Sim</text:span>. Se você tem valores em dinheiro depositados, bloqueados, indisponibilizados ou penhorados judicialmente para garantir a dívida, é <text:span text:style-name="Strong_20_Emphasis">obrigatório</text:span> utilizá-los para abater o valor remanescente da dívida transacionada. Você deverá autorizar o levantamento e a conversão desses valores em renda para o Estado.</text:p>
      <text:p text:style-name="Text_20_body"/>
      <text:p text:style-name="Text_20_body">Pergunta: Se eu tiver processos na Justiça sobre essas dívidas, o que preciso fazer? Resposta: Ao aderir, você deve <text:span text:style-name="Strong_20_Emphasis">desistir das impugnações ou recursos</text:span> e <text:span text:style-name="Strong_20_Emphasis">renunciar</text:span> a quaisquer alegações de direito sobre os débitos incluídos. Você também deve requerer a <text:span text:style-name="Strong_20_Emphasis">extinção do processo</text:span> judicial correspondente.</text:p>
      <text:p text:style-name="Text_20_body"/>
      <text:p text:style-name="Text_20_body">Pergunta: O que a assinatura do termo de transação implica? Resposta: A assinatura eletrônica do termo, mesmo que você não pague a primeira parcela, implica a <text:span text:style-name="Strong_20_Emphasis">confissão irrevogável e irretratável</text:span> dos débitos abrangidos.</text:p>
      <text:p text:style-name="Text_20_body"/>
      <text:p text:style-name="P7"/>
      <text:h text:style-name="P9" text:outline-level="3"/>
      <text:p text:style-name="P8"/>
      <text:p text:style-name="Text_20_body">Pergunta: Qual é o primeiro passo para pedir o acordo? Resposta: Você deve <text:span text:style-name="Strong_20_Emphasis">solicitar o seu cadastro</text:span> para que a PGE possa gerar a <text:span text:style-name="Strong_20_Emphasis">simulação</text:span> dos créditos que podem ser negociados.</text:p>
      <text:p text:style-name="Text_20_body"/>
      <text:p text:style-name="Text_20_body">Pergunta: Qual é o canal de comunicação oficial? Resposta: <text:span text:style-name="Strong_20_Emphasis">TODAS</text:span> as comunicações e o envio de documentos (como o pedido de cadastro) entre você e a PGE serão feitos pelo e-mail <text:a xlink:type="simple" xlink:href="mailto:ntt@pge.go.gov.br" text:style-name="Internet_20_link" text:visited-style-name="Visited_20_Internet_20_Link"><text:span text:style-name="Strong_20_Emphasis">ntt@pge.go.gov.br</text:span></text:a>.</text:p>
      <text:p text:style-name="Text_20_body"/>
      <text:p text:style-name="Text_20_body">Pergunta: Quais documentos uma Pessoa Física deve enviar? Resposta: Você deve encaminhar, para o e-mail oficial, seu nome, CPF, endereço, e-mail e telefone, junto com cópias do seu documento oficial de identificação (RG/CPF) e comprovante de endereço.</text:p>
      <text:p text:style-name="Text_20_body"/>
      <text:p text:style-name="Text_20_body">Pergunta: Quais documentos uma Pessoa Jurídica (Empresa) deve enviar? Resposta: Você deve enviar, para o e-mail oficial, o nome e CNPJ da empresa, o CPF do solicitante, e-mail e telefone. Além disso, cópias do documento oficial de identificação, comprovante de endereço, contrato social e a certidão atualizada da JUCEG.</text:p>
      <text:p text:style-name="Text_20_body"/>
      <text:p text:style-name="Text_20_body">Pergunta: O que acontece depois que a PGE analisa meu pedido de cadastro? Resposta: Após a formalização do cadastro, você receberá por e-mail a <text:span text:style-name="Strong_20_Emphasis">simulação</text:span> que lista os créditos aptos e as condições de pagamento.</text:p>
      <text:p text:style-name="Text_20_body"><text:soft-page-break/></text:p>
      <text:p text:style-name="Text_20_body">Pergunta: O que devo fazer após receber a simulação? Resposta: Você deverá selecionar os créditos que quer negociar e informar a <text:span text:style-name="Strong_20_Emphasis">quantidade de parcelas</text:span> desejadas, enviando essas informações para o e-mail ntt@pge.go.gov.br. Assim, a PGE disponibilizará o termo de transação.</text:p>
      <text:p text:style-name="Text_20_body">Pergunta: Posso assinar o termo de forma presencial? Resposta: <text:span text:style-name="Strong_20_Emphasis">Sim</text:span>. Você pode solicitar, pelo e-mail oficial, o agendamento de uma reunião presencial na PGE para selecionar os créditos e assinar o termo de transação no momento do encontro.</text:p>
      <text:p text:style-name="Text_20_body"/>
      <text:p text:style-name="Text_20_body">Pergunta: Quando o acordo é considerado formalmente <text:span text:style-name="Emphasis">fechado</text:span>? Resposta: O ajuste só é formalizado (e começa a valer) quando são cumpridos <text:span text:style-name="Strong_20_Emphasis">dois requisitos cumulativos</text:span>: 1) A assinatura do termo eletrônico; e 2) O <text:span text:style-name="Strong_20_Emphasis">pagamento da parcela única ou da primeira parcela</text:span> no prazo de vencimento.</text:p>
      <text:p text:style-name="Text_20_body"/>
      <text:p text:style-name="P7"/>
      <text:h text:style-name="P9" text:outline-level="3"/>
      <text:p text:style-name="Text_20_body">Pergunta: Qual é o prazo para pagar a primeira parcela? Resposta: A primeira parcela deve ser paga até o <text:span text:style-name="Strong_20_Emphasis">5º dia útil</text:span> contado da data de sua geração. De qualquer forma, o limite é o último dia útil do mês em que foi gerada. As parcelas seguintes vencem no dia 25 de cada mês.</text:p>
      <text:p text:style-name="Text_20_body"/>
      <text:p text:style-name="Text_20_body">Pergunta: O que acontece se eu não pagar a primeira parcela no prazo? Resposta: O não pagamento da primeira parcela (ou da parcela única) no prazo de vencimento faz com que o <text:span text:style-name="Strong_20_Emphasis">acordo não seja celebrado</text:span>, e nenhum efeito jurídico será produzido.</text:p>
      <text:p text:style-name="Text_20_body"/>
      <text:p text:style-name="Text_20_body">Pergunta: O que pode fazer com que a transação seja cancelada (rescisão)? Resposta: A transação pode ser rescindida se você <text:span text:style-name="Strong_20_Emphasis">descumprir as condições</text:span> ou os compromissos assumidos, se houver <text:span text:style-name="Strong_20_Emphasis">atraso no pagamento de mais de 3 parcelas</text:span> (sucessivas ou não), se o governo constatar que você tentou <text:span text:style-name="Strong_20_Emphasis">fraudar o cumprimento</text:span> do acordo esvaziando seu patrimônio, ou se você fornecer <text:span text:style-name="Strong_20_Emphasis">informações incorretas</text:span> sobre depósitos judiciais.</text:p>
      <text:p text:style-name="Text_20_body"/>
      <text:p text:style-name="Text_20_body">Pergunta: Se eu questionar o acordo na Justiça, ele será cancelado? Resposta: <text:span text:style-name="Strong_20_Emphasis">Sim</text:span>. Qualquer questionamento judicial sobre a matéria negociada ou sobre a própria transação é causa de rescisão do acordo.</text:p>
      <text:p text:style-name="Text_20_body"/>
      <text:p text:style-name="Text_20_body">Pergunta: O que acontece se o meu acordo for cancelado? Resposta: A rescisão implica que você <text:span text:style-name="Strong_20_Emphasis">perde todos os benefícios</text:span> (descontos e prazos especiais) concedidos, e a cobrança da dívida será <text:span text:style-name="Strong_20_Emphasis">retomada em seu valor original e integral</text:span>, sendo deduzidos apenas os valores que você já pagou.</text:p>
      <text:p text:style-name="Text_20_body"/>
      <text:p text:style-name="Text_20_body"><text:soft-page-break/>Pergunta: Posso fazer outro acordo se este for rescindido? Resposta: <text:span text:style-name="Strong_20_Emphasis">Não</text:span>. Após a rescisão, você fica <text:span text:style-name="Strong_20_Emphasis">proibido</text:span> de formalizar uma nova transação pelo prazo de <text:span text:style-name="Strong_20_Emphasis">2 (dois) anos</text:span>, contando a partir da data da rescisão, mesmo que o novo pedido envolva outras dívidas.</text:p>
      <text:p text:style-name="Text_20_body"/>
      <text:p text:style-name="Text_20_body">Pergunta: Posso me defender se a PGE decidir rescindir meu acordo? Resposta: <text:span text:style-name="Strong_20_Emphasis">Sim</text:span>. Você será notificado sobre a decisão e terá o direito de se defender (<text:span text:style-name="Strong_20_Emphasis">impugnar o ato</text:span>) no prazo de <text:span text:style-name="Strong_20_Emphasis">15 dias úteis</text:span>, podendo regularizar o problema se for um "vício sanável".</text:p>
      <text:p text:style-name="Text_20_body"/>
      <text:p text:style-name="P10">Pergunta: Posso me defender se a PGE decidir rescindir meu acordo? Resposta: <text:span text:style-name="Strong_20_Emphasis">Sim</text:span>. Você será notificado sobre a decisão e terá o direito de se defender (<text:span text:style-name="Strong_20_Emphasis">impugnar o ato</text:span>) no prazo de <text:span text:style-name="Strong_20_Emphasis">15 dias úteis</text:span>, podendo regularizar o problema se for um "vício sanável".</text:p>
      <text:p text:style-name="P10"/>
      <text:p text:style-name="P10"/>
      <text:p text:style-name="P10"><text:span text:style-name="Strong_20_Emphasis">Pergunta:</text:span> Qual é o percentual de desconto e o prazo máximo para pagamento de todos os créditos aptos?<text:line-break/><text:span text:style-name="Strong_20_Emphasis">Resposta:</text:span> Para pessoa física, microempreendedor individual ou empresa em processo de recuperação judicial, liquidação judicial, liquidação extrajudicial ou falência, o desconto é de <text:span text:style-name="Strong_20_Emphasis">70%</text:span> e o prazo máximo é de <text:span text:style-name="Strong_20_Emphasis">145 meses</text:span>. </text:p>
      <text:p text:style-name="P10"/>
      <text:p text:style-name="P10"><text:span text:style-name="Strong_20_Emphasis">Pergunta:</text:span> Qual é o percentual de desconto e o prazo para créditos classificados como irrecuperáveis (até 200 pontos) para microempresa ou empresa de pequeno porte?<text:line-break/><text:span text:style-name="Strong_20_Emphasis">Resposta:</text:span> O desconto é de <text:span text:style-name="Strong_20_Emphasis">70%</text:span> e o prazo máximo é de <text:span text:style-name="Strong_20_Emphasis">145 meses</text:span>. </text:p>
      <text:p text:style-name="P10"/>
      <text:p text:style-name="P10"><text:span text:style-name="Strong_20_Emphasis">Pergunta:</text:span> Qual é o percentual de desconto e o prazo para créditos irrecuperáveis (até 200 pontos) para demais contribuintes?<text:line-break/><text:span text:style-name="Strong_20_Emphasis">Resposta:</text:span> O desconto é de <text:span text:style-name="Strong_20_Emphasis">65%</text:span> e o prazo máximo é de <text:span text:style-name="Strong_20_Emphasis">120 meses</text:span>. </text:p>
      <text:p text:style-name="P10"/>
      <text:p text:style-name="P10"><text:span text:style-name="Strong_20_Emphasis">Pergunta:</text:span> Qual é o percentual de desconto e o prazo para créditos de difícil recuperação (201 a 250 pontos) para microempresa ou empresa de pequeno porte?<text:line-break/><text:span text:style-name="Strong_20_Emphasis">Resposta:</text:span> O desconto é de <text:span text:style-name="Strong_20_Emphasis">65%</text:span> e o prazo máximo é de <text:span text:style-name="Strong_20_Emphasis">145 meses</text:span>. </text:p>
      <text:p text:style-name="P10"/>
      <text:p text:style-name="P10"><text:span text:style-name="Strong_20_Emphasis">Pergunta:</text:span> Qual é o percentual de desconto e o prazo para créditos de difícil recuperação (201 a 250 pontos) para demais contribuintes?<text:line-break/><text:span text:style-name="Strong_20_Emphasis">Resposta:</text:span> O desconto é de <text:span text:style-name="Strong_20_Emphasis">60%</text:span> e o prazo máximo é de <text:span text:style-name="Strong_20_Emphasis">120 meses</text:span>. </text:p>
      <text:p text:style-name="P10"/>
      <text:p text:style-name="P11"><text:span text:style-name="Strong_20_Emphasis">Pergunta:</text:span> <text:span text:style-name="T4">O que é o Quita Goiás?</text:span><text:line-break/><text:span text:style-name="Strong_20_Emphasis">Resposta:</text:span> <text:span text:style-name="T4">Coordenado pela PGE-GO, o Quita Goiás é um programa de transação tributária instituído pela Lei Complementar nº 197/2024 e busca facilitar a resolução consensual de conflitos </text:span><text:soft-page-break/><text:span text:style-name="T4">tributários, sem necessidade de judicialização. A iniciativa permite uma redução de até 70% no valor total da dívida para pessoas físicas, microempresas e empresas de pequeno porte, com a possibilidade de parcelamento em até 145 vezes. Para outras pessoas jurídicas, o desconto pode chegar a 65%, com parcelamento em até 120 vezes.</text:span></text:p>
      <text:p text:style-name="P11"/>
      <text:p text:style-name="P11">“O programa é um mecanismo crucial para facilitar o cumprimento das obrigações tributárias e reduzir o volume de litígios, permitindo uma solução mais eficiente e consensual para as dívidas”</text:p>
      <text:p text:style-name="P11"/>
      <text:p text:style-name="P12">Pergunta: Como participar do Quita Goiás/Transação Tributária?</text:p>
      <text:p text:style-name="P12">Resposta: O contribuinte que desejar aderir ao Quita Goiás pode solicitar por meio do e-mail ntt@pge.go.gov.br. O pedido deve conter os dados do contribuinte (pessoa física ou jurídica) e a documentação exigida. <text:span text:style-name="T5">Documentação disponível em no endereço eletrônico “</text:span><text:a xlink:type="simple" xlink:href="https://goias.gov.br/procuradoria/quita-goias-transacao-tributaria/" text:style-name="Internet_20_link" text:visited-style-name="Visited_20_Internet_20_Link"><text:span text:style-name="T5">https://goias.gov.br/procuradoria/quita-goias-transacao-tributaria/</text:span></text:a><text:span text:style-name="T5">”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1T22:37:33.795812300</meta:creation-date>
    <dc:date>2025-10-24T19:30:29.268418600</dc:date>
    <meta:editing-duration>PT24M24S</meta:editing-duration>
    <meta:editing-cycles>8</meta:editing-cycles>
    <meta:generator>LibreOffice/25.8.2.2$Windows_X86_64 LibreOffice_project/d401f2107ccab8f924a8e2df40f573aab7605b6f</meta:generator>
    <meta:print-date>2025-10-21T22:53:09.707791200</meta:print-date>
    <meta:printed-by>Arquivos PDF</meta:printed-by>
    <meta:document-statistic meta:table-count="0" meta:image-count="0" meta:object-count="0" meta:page-count="11" meta:paragraph-count="90" meta:word-count="3537" meta:character-count="22853" meta:non-whitespace-character-count="19401"/>
  </office:meta>
</office:document-meta>
</file>